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  <style:text-properties fo:color="#222222" style:font-name="Arial" fo:font-size="10pt" style:font-name-asian="Arial1" style:font-size-asian="10pt" style:font-name-complex="Arial1" style:font-size-complex="10pt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  <style:text-properties fo:color="#222222" style:font-name="Arial" fo:font-size="10pt" fo:font-weight="bold" style:font-name-asian="Arial1" style:font-size-asian="10pt" style:font-weight-asian="bold" style:font-name-complex="Arial1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0pt" style:font-name-asian="Arial1" style:font-size-asian="10pt" style:font-name-complex="Arial1" style:font-size-complex="10pt" fo:background-color="#ffffff"/>
    </style:style>
    <style:style style:name="P7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true" fo:line-height="100%" fo:text-align="justify" style:justify-single-word="false" fo:keep-together="auto" fo:orphans="2" fo:widows="2" fo:text-indent="-0.25in" style:auto-text-indent="false" fo:background-color="#ffffff" fo:keep-with-next="auto"/>
    </style:style>
    <style:style style:name="P8" style:family="paragraph" style:parent-style-name="Heading_20_2" style:master-page-name="Standard">
      <loext:graphic-properties draw:fill="solid" draw:fill-color="#ffffff"/>
      <style:paragraph-properties fo:margin-top="0.25in" fo:margin-bottom="0in" loext:contextual-spacing="false" fo:line-height="100%" fo:text-align="center" style:justify-single-word="false" style:page-number="1" fo:background-color="#ffffff"/>
    </style:style>
    <style:style style:name="T1" style:family="text">
      <style:text-properties fo:color="#222222" style:font-name="Arial" fo:font-size="10pt" fo:font-weight="bold" style:font-name-asian="Arial1" style:font-size-asian="10pt" style:font-weight-asian="bold" style:font-name-complex="Arial1" style:font-size-complex="10pt"/>
    </style:style>
    <style:style style:name="T2" style:family="text">
      <style:text-properties fo:color="#222222" style:font-name="Arial" fo:font-size="10pt" style:font-name-asian="Arial1" style:font-size-asian="10pt" style:font-name-complex="Arial1" style:font-size-complex="10pt"/>
    </style:style>
    <style:style style:name="T3" style:family="text">
      <style:text-properties fo:color="#222222" style:font-name="Arial" fo:font-size="10pt" fo:font-style="italic" style:font-name-asian="Arial1" style:font-size-asian="10pt" style:font-style-asian="italic" style:font-name-complex="Arial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style:text-underline-style="none" fo:font-weight="normal" style:font-name-asian="Calibri1" style:font-size-asian="11pt" style:font-weight-asian="normal" style:font-name-complex="Calibri1" style:font-size-complex="11pt"/>
    </style:style>
    <style:style style:name="T5" style:family="text">
      <style:text-properties style:font-name="Arial" fo:font-size="10pt" style:font-name-asian="Arial1" style:font-size-asian="10pt" style:font-name-complex="Arial1" style:font-size-complex="10pt"/>
    </style:style>
    <style:style style:name="T6" style:family="text">
      <style:text-properties style:font-name="Arial" fo:font-size="10pt" style:font-name-asian="Arial1" style:font-size-asian="10pt" style:font-name-complex="Arial1" style:font-size-complex="10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wy6p86rspkmq"/>e-C.A.S.S.I.E.: Uma ferramenta para análise e mapeamento de regiões costeiras utilizando a plataforma Google Earth Engine</text:p>
      <text:p text:style-name="P1"/>
      <text:p text:style-name="P2"/>
      <text:p text:style-name="P4"><text:span text:style-name="T1">1. Introdução</text:span></text:p>
      <text:p text:style-name="P4"><text:span text:style-name="T2">O Brasil possui uma das mais extensas zonas costeiras do mundo, com mais de 8.500 km de extensão, onde vivem 26,6% da população e onde está concentrada uma importante infraestrutura industrial. Além da importância socioeconômica, a zona costeira do Brasil possui uma enorme importância do ponto de vista da biodiversidade. Por esse motivo, uma das metas nacionais para a conservação da biodiversidade é de ter 10% de áreas marinhas e costeiras protegidas até 2020, conforme estabelecido junto à Convenção sobre Diversidade Biológica (CDB, Meta 11 de Aichi).</text:span></text:p>
      <text:p text:style-name="P4"><text:span text:style-name="T2">Segundo Luijendijk et al. (2018), que realizaram um estudo sobre a evolução das linhas de costas a nível global, a maioria das zonas costeiras arenosas onde existem áreas marinhas protegidas estão em processo de erosão. Outros estudos recentes, como o de Vousdoukas et al. (2018) e Vitousek et al. (2017), apontam para o potencial aumento de eventos de inundações costeiras, derivados do aquecimento global e consequente subida do nível médio do mar. </text:span></text:p>
      <text:p text:style-name="P4"><text:span text:style-name="T2">Neste contexto, observa-se a necessidade urgente de ferramentas que possibilitem a monitoração e análise de regiões costeiras, tanto para mitigação quanto para a prevenção de potenciais impactos socioeconômicos e ambientais das mudanças climáticas projetadas. Assim, este trabalho propõe a construção de uma ferramenta de apoio a gestores costeiros e pesquisadores que, por meio da plataforma de análise geoespacial Google Earth Engine (GEE), oferecerá um conjunto de funcionalidades para o mapeamento e análise de ambientes costeiros. Esta ferramenta utilizará dados globais de imagens multiespectrais obtidas por satélites (e.g., Landsat e Sentinel) disponíveis na base de dados da plataforma GEE.</text:span></text:p>
      <text:p text:style-name="P2"/>
      <text:p text:style-name="P4"><text:span text:style-name="T1">2. Metodologia</text:span></text:p>
      <text:p text:style-name="P4"><text:span text:style-name="T2">A ferramenta proposta neste trabalho, e-C.A.S.S.I.E. (Coastal Analysis via Satellite Imagery Engine), consiste em uma aplicação web que utiliza a API (Application Programming Interface) da plataforma Google Earth Engine (GEE) para efetuar a aquisição e processamento de imagens multiespectrais de satélite. A ferramenta usa as bibliotecas do Google Maps para a visualização dos dados geoespaciais, e utiliza os recursos computacionais da Google, tanto em termos de processamento (número elevado de clusters de computadores a funcionar em paralelo) quanto de armazenamento (conjunto de dados geoespaciais de múltiplos petabytes prontos para serem analisados), fornecidos pela plataforma GEE.</text:span></text:p>
      <text:p text:style-name="P4"><text:span text:style-name="T2">A ferramenta e-C.A.S.S.I.E. está sendo construída com tecnologias padrão para aplicações web; ou seja, as linguagens HTML, CSS e JavaScript. Para efetuar a comunicação com a plataforma GEE, a biblioteca em JavaScript disponibilizada pela Google foi utilizada. A ferramenta e-C.A.S.S.I.E. está em fase de desenvolvimento e pretende oferecer funcionalidades uteis no âmbito de gerenciamento costeiro e gestão ambiental, tais como: 1) mapeamento e análise da evolução da linha de costa; 2) mapeamento e análise do uso do solo; 3) mapeamento da batimetria costeira por métodos óticos. </text:span></text:p>
      <text:p text:style-name="P1"/>
      <text:p text:style-name="P4"><text:span text:style-name="T1">3. Resultados e discussão</text:span></text:p>
      <text:p text:style-name="P4"><text:span text:style-name="T2">No presente trabalho são descritos os resultados relativos a aplicação da e-C.A.S.S.I.E. para o mapeamento e análise de linha de costa. Abaixo estão descritas as várias etapas que o usuário deve seguir ao utilizar a ferramenta:</text:span></text:p>
      <text:p text:style-name="P1"/>
      <text:list xml:id="list929569447614715965" text:style-name="WWNum1">
        <text:list-item>
          <text:p text:style-name="P7"><text:span text:style-name="T3">Seleção do satélite a ser usado:</text:span><text:span text:style-name="T2"> o GEE possui na sua base de dados imagens de todas as missões Landsat (USGS) e Sentinel (ESA); nesta fase, o usuário deve selecionar quais das diferentes missões deseja utilizar nas suas análises.</text:span></text:p>
        </text:list-item>
        <text:list-item>
          <text:p text:style-name="P7"><text:span text:style-name="T3">Seleção da área de interesse:</text:span><text:span text:style-name="T2"> o usuário define, através de uma ferramenta de desenho, a área de interesse (polígono) onde pretende realizar as suas análises;</text:span></text:p>
        </text:list-item>
        <text:list-item>
          <text:p text:style-name="P7"><text:span text:style-name="T3">Determinação da percentagem de nuvens e filtragem: </text:span><text:span text:style-name="T2">o algoritmo Fmask (ZHU; WANG; WOODCOCK, 2015) é usado nesta fase para determinar a percentagem de nuvens na imagem dentro da área de interesse, definida no item 2. Com esta informação, o usuário pode filtrar quais as imagens que pretende usar nas suas análises.</text:span></text:p>
        </text:list-item>
        <text:list-item>
          <text:p text:style-name="P7"><text:span text:style-name="T3">Determinação das linhas de costa:</text:span><text:span text:style-name="T2"> a ferramenta e-C.A.S.S.I.E utiliza uma metodologia similar à desenvolvida por Hagenaars et al. (2018), compreendendo a aplicação do índice NDWI (Normalized Difference Water Index) e a limiarização binária dos valores resultantes; a separação água-terra é determinada de forma automática pelo Método de Otsu, que produz a segmentação com base no histograma da imagem, de forma com que a variância interclasse seja maximizada (OTSU, 1979); esta metodologia é aplicada a todas as imagens selecionadas pelo utilizador, e assim obtida uma série-temporal de linhas de costa.</text:span></text:p>
        </text:list-item>
        <text:list-item>
          <text:p text:style-name="P7"><text:span text:style-name="T3">Visualização dos resultados:</text:span><text:span text:style-name="T2"> após a determinação das linhas de costa são realizados alguns cálculos estatísticos (e.g., taxas de variação de linha de costa; avanço ou recuo máximo; etc.) seguindo uma abordagem semelhante à utilizada pela ferramenta DSAS (Digital Shoreline Analysis Sytem) da USGS (THIELER et al., 2017).</text:span></text:p>
        </text:list-item>
      </text:list>
      <text:p text:style-name="P1"/>
      <text:p text:style-name="P4"><text:span text:style-name="T1">4. Conclusão</text:span></text:p>
      <text:p text:style-name="P4"><text:span text:style-name="T2">O presente trabalho relatou o processo de desenvolvimento da ferramenta e-C.A.S.S.I.E. e apresentou alguns resultados preliminares obtidos ao longo de sua implementação. Para validar a proposta, uma prévia da ferramenta foi apresentada a gestores de um conjunto de instituições envolvidas com a preservação e gestão de ambientes costeiros, incluindo o Centro Nacional de Pesquisa e Conservação da Biodiversidade Marinha do Sudeste e Sul (CEPSUL) e o Ministério do Meio Ambiente (MMA), que relataram elevado potencial de apoio às atividades realizadas no cotidiano das respectivas instituições. Futuramente, busca-se expandir as funcionalidades da ferramenta com a intenção primária de aprimorar o mapeamento e análise de ocupação do solo em ambientes costeiros considerando séries temporais.</text:span></text:p>
      <text:p text:style-name="P1"><text:bookmark text:name="_gjdgxs"/></text:p>
      <text:p text:style-name="P4"><text:span text:style-name="T1">Fonte financiadora</text:span></text:p>
      <text:p text:style-name="P4"><text:soft-page-break/><text:span text:style-name="T2">Conselho Nacional de Desenvolvimento Científico e Tecnológico (CNPq). Subida do nível do mar e a Baía da Babitonga: uma abordagem eco-morfodinamica para prever e mitigar impactos. Processo n. 441545/2017-3.</text:span></text:p>
      <text:p text:style-name="P2"/>
      <text:p text:style-name="P4"><text:span text:style-name="T1">5. Referências</text:span></text:p>
      <text:p text:style-name="P1"/>
      <text:p text:style-name="P4"><text:span text:style-name="T2">GORELICK, N.; HANCHER, M.; DIXON, M.; et al. Google Earth Engine: Planetary-scale geospatial analysis for everyone. Remote Sensing of Environment, v. 202, p. 18–27, 2017. Elsevier.</text:span></text:p>
      <text:p text:style-name="P1"/>
      <text:p text:style-name="P4"><text:span text:style-name="T2">HAGENAARS, G.; DE VRIES, S.; LUIJENDIJK, A. P.; DE BOER, W. P.; RENIERS, A. J. H. M. On the accuracy of automated shoreline detection derived from satellite imagery: A case study of the Sand Motor mega-scale nourishment. Coastal Engineering, v. 133, p. 113–125, 2018. Elsevier.</text:span></text:p>
      <text:p text:style-name="P1"/>
      <text:p text:style-name="P4"><text:span text:style-name="T2">OTSU, N. A threshold selection method from gray-level histograms. IEEE transactions on systems, man, and cybernetics, v. 9, n. 1, p. 62–66, 1979. IEEE.</text:span></text:p>
      <text:p text:style-name="P1"/>
      <text:p text:style-name="P3"><text:span text:style-name="T5">THIELER, E.R., HIMMELSTOSS, E.A., ZICHICHI, J.L., ERGUL, A. Digital Shoreline Analysis System (DSAS) version 4.0—An ArcGIS extension for calculating shoreline change. U.S. Geological Survey Open-File Report 2008, p. 1278, 2009.</text:span></text:p>
      <text:p text:style-name="P5"/>
      <text:p text:style-name="P3"><text:span text:style-name="T6">VITOUSEK, S.; BARNARD, P. L.; FLETCHER, C. H.; et al. Doubling of coastal flooding frequency within decades due to sea-level rise. Scientific Reports, v. 7, n. 1, 2017.</text:span></text:p>
      <text:p text:style-name="P6"/>
      <text:p text:style-name="P3"><text:span text:style-name="T6">VOUSDOUKAS, M. I.; MENTASCHI, L.; VOUKOUVALAS, E.; et al. Global probabilistic projections of extreme sea levels show intensification of coastal flood hazard. Nature Communications, v. 9, n. 1, p. 2360, 2018. Nature Publishing Group.</text:span></text:p>
      <text:p text:style-name="P6"/>
      <text:p text:style-name="P3"><text:span text:style-name="T6">ZHU, Z.; WANG, S.; WOODCOCK, C. E. Improvement and expansion of the Fmask algorithm: cloud, cloud shadow, and snow detection for Landsats 4–7, 8, and Sentinel 2 images. Remote Sensing of Environment, v. 159, p. 269–277, 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style="normal" fo:font-weight="normal" style:font-style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1131" meta:character-count="7510" meta:non-whitespace-character-count="6415"/>
    <meta:generator>LibreOfficeDev/5.1.0.3$Linux_X86_64 LibreOffice_project/</meta:generator>
  </office:meta>
</office:document-meta>
</file>